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1B000056ED00004E462E13660B.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333300" draw:textarea-vertical-align="bottom"/>
    </style:style>
    <style:style style:name="gr3" style:family="graphic" style:parent-style-name="standard">
      <style:graphic-properties draw:fill="solid" draw:fill-color="#669966" draw:textarea-vertical-align="bottom"/>
    </style:style>
    <style:style style:name="gr4" style:family="graphic" style:parent-style-name="standard">
      <style:graphic-properties draw:fill="solid" draw:fill-color="#006699" draw:textarea-vertical-align="bottom"/>
    </style:style>
    <style:style style:name="gr5" style:family="graphic" style:parent-style-name="standard">
      <style:graphic-properties draw:fill="solid" draw:fill-color="#b2b2b2" draw:textarea-horizontal-align="justify" draw:textarea-vertical-align="middle" draw:auto-grow-height="false" fo:min-height="0cm" fo:min-width="0cm"/>
    </style:style>
    <style:style style:name="gr6" style:family="graphic" style:parent-style-name="standard">
      <style:graphic-properties draw:fill="solid" draw:fill-color="#cccccc" draw:textarea-vertical-align="middle"/>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b2b2b2" draw:fill="solid" draw:fill-color="#ffff99" draw:textarea-horizontal-align="left" draw:textarea-vertical-align="top" draw:auto-grow-height="false" fo:min-height="0cm" fo:min-width="0cm" fo:wrap-option="wrap" draw:shadow="visible" draw:shadow-offset-x="0.203cm" draw:shadow-offset-y="0.203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1" style:family="paragraph">
      <style:text-properties fo:font-size="32pt"/>
    </style:style>
    <style:style style:name="P2" style:family="paragraph">
      <style:text-properties fo:font-size="20pt"/>
    </style:style>
    <style:style style:name="P3" style:family="paragraph">
      <style:paragraph-properties fo:text-align="start"/>
      <style:text-properties fo:color="#999999"/>
    </style:style>
    <style:style style:name="P4" style:family="paragraph">
      <style:paragraph-properties fo:text-align="center"/>
    </style:style>
    <style:style style:name="P5" style:family="paragraph">
      <style:paragraph-properties fo:text-align="center"/>
      <style:text-properties fo:font-size="18pt"/>
    </style:style>
    <style:style style:name="P6" style:family="paragraph">
      <style:paragraph-properties fo:text-align="start"/>
      <style:text-properties fo:color="#999999" fo:font-size="18pt"/>
    </style:style>
    <style:style style:name="P7" style:family="paragraph">
      <style:paragraph-properties fo:text-align="center"/>
      <style:text-properties fo:color="#808080" fo:font-size="18pt"/>
    </style:style>
    <style:style style:name="P8" style:family="paragraph">
      <style:paragraph-properties fo:text-align="start"/>
      <style:text-properties fo:font-size="18pt"/>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fo:color="#999999"/>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riMet Trip Planning Landscape</text:p>
          </draw:text-box>
        </draw:frame>
        <draw:frame presentation:style-name="pr2" draw:text-style-name="P1" draw:layer="layout" svg:width="25.199cm" svg:height="13.859cm" svg:x="1.4cm" svg:y="4.914cm" presentation:class="subtitle">
          <draw:text-box>
            <text:p text:style-name="P1"><text:span text:style-name="T1">Diagrams that outline TriMet's schedule information systems and their relationships</text:span></text:p>
            <text:p text:style-name="P1"><text:span text:style-name="T1"/></text:p>
            <text:p text:style-name="P1"><text:span text:style-name="T2">November 2016</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rect draw:style-name="gr2" draw:text-style-name="P3" draw:layer="layout" svg:width="25.4cm" svg:height="4.318cm" svg:x="1.778cm" svg:y="16.002cm">
          <text:p text:style-name="P3"><text:span text:style-name="T3">Back End</text:span></text:p>
        </draw:rect>
        <draw:rect draw:style-name="gr3" draw:text-style-name="P3" draw:layer="layout" svg:width="25.4cm" svg:height="6.604cm" svg:x="1.778cm" svg:y="9.398cm">
          <text:p text:style-name="P3"><text:span text:style-name="T3">Middle Layer</text:span></text:p>
        </draw:rect>
        <draw:rect draw:style-name="gr4" draw:text-style-name="P3" draw:layer="layout" svg:width="25.4cm" svg:height="5.055cm" svg:x="1.778cm" svg:y="4.343cm">
          <text:p text:style-name="P3"><text:span text:style-name="T3">Front End</text:span></text:p>
        </draw:rect>
        <draw:frame presentation:style-name="pr4" draw:layer="layout" svg:width="25.199cm" svg:height="3.506cm" svg:x="1.4cm" svg:y="0.837cm" presentation:class="title">
          <draw:text-box>
            <text:p>Landscape</text:p>
          </draw:text-box>
        </draw:frame>
        <draw:custom-shape draw:style-name="gr5" draw:text-style-name="P4" draw:layer="layout" svg:width="4.826cm" svg:height="2.54cm" svg:x="13.97cm" svg:y="17.018cm">
          <text:p text:style-name="P4">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4" draw:layer="layout" svg:width="3.048cm" svg:height="2.54cm" svg:x="2.032cm" svg:y="4.826cm">
          <text:p text:style-name="P4">trimet.org</text:p>
        </draw:rect>
        <draw:rect draw:style-name="gr6" draw:text-style-name="P4" draw:layer="layout" svg:width="4.164cm" svg:height="2.54cm" svg:x="13.97cm" svg:y="4.826cm">
          <text:p text:style-name="P4">ride.trimet.org</text:p>
        </draw:rect>
        <draw:rect draw:style-name="gr6" draw:text-style-name="P4" draw:layer="layout" svg:width="3.956cm" svg:height="2.54cm" svg:x="22.86cm" svg:y="4.826cm">
          <text:p text:style-name="P4">call.trimet.org</text:p>
        </draw:rect>
        <draw:rect draw:style-name="gr6" draw:text-style-name="P4" draw:layer="layout" svg:width="4.164cm" svg:height="2.54cm" svg:x="5.258cm" svg:y="4.826cm">
          <text:p text:style-name="P4">trimet.org/ride</text:p>
        </draw:rect>
        <draw:rect draw:style-name="gr6" draw:text-style-name="P4" draw:layer="layout" svg:width="4.318cm" svg:height="2.54cm" svg:x="18.342cm" svg:y="4.826cm">
          <text:p text:style-name="P4">trinet.trimet.org</text:p>
        </draw:rect>
        <draw:rect draw:style-name="gr6" draw:text-style-name="P4" draw:layer="layout" svg:width="4.318cm" svg:height="2.54cm" svg:x="22.46cm" svg:y="9.906cm">
          <text:p text:style-name="P4">Play!</text:p>
        </draw:rect>
        <draw:rect draw:style-name="gr6" draw:text-style-name="P4" draw:layer="layout" svg:width="4.318cm" svg:height="2.54cm" svg:x="3.332cm" svg:y="16.662cm">
          <text:p text:style-name="P4">ATIS</text:p>
          <text:p text:style-name="P4">GeoCoder</text:p>
        </draw:rect>
        <draw:rect draw:style-name="gr6" draw:text-style-name="P4" draw:layer="layout" svg:width="4.318cm" svg:height="2.54cm" svg:x="2.032cm" svg:y="9.906cm">
          <text:p text:style-name="P4">SOLR</text:p>
        </draw:rect>
        <draw:rect draw:style-name="gr6" draw:text-style-name="P4" draw:layer="layout" svg:width="4.318cm" svg:height="2.54cm" svg:x="7.112cm" svg:y="9.906cm">
          <text:p text:style-name="P4">Python</text:p>
          <text:p text:style-name="P4">Apps</text:p>
        </draw:rect>
        <draw:rect draw:style-name="gr6" draw:text-style-name="P4" draw:layer="layout" svg:width="4.164cm" svg:height="2.54cm" svg:x="9.626cm" svg:y="4.826cm">
          <text:p text:style-name="P4">developer</text:p>
          <text:p text:style-name="P4">.trimet.org</text:p>
        </draw:rect>
        <draw:rect draw:style-name="gr6" draw:text-style-name="P5" draw:layer="layout" svg:width="4.818cm" svg:height="2.54cm" svg:x="17.272cm" svg:y="9.906cm">
          <text:p text:style-name="P5">GeoServer</text:p>
        </draw:rect>
        <draw:rect draw:style-name="gr6" draw:text-style-name="P5" draw:layer="layout" svg:width="3.772cm" svg:height="2.54cm" svg:x="15.278cm" svg:y="12.954cm">
          <text:p text:style-name="P5">OTP</text:p>
        </draw:rect>
        <draw:rect draw:style-name="gr6" draw:text-style-name="P5" draw:layer="layout" svg:width="4.318cm" svg:height="2.54cm" svg:x="9.92cm" svg:y="12.954cm">
          <text:p text:style-name="P5">Java</text:p>
          <text:p text:style-name="P5">Apps</text:p>
        </draw:rect>
        <presentation:notes draw:style-name="dp2">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rect draw:style-name="gr2" draw:text-style-name="P6" draw:layer="layout" svg:width="25.4cm" svg:height="4.318cm" svg:x="1.778cm" svg:y="16.002cm">
          <text:p text:style-name="P6"><text:span text:style-name="T3">Back End</text:span></text:p>
        </draw:rect>
        <draw:rect draw:style-name="gr3" draw:text-style-name="P6" draw:layer="layout" svg:width="25.4cm" svg:height="6.604cm" svg:x="1.778cm" svg:y="9.398cm">
          <text:p text:style-name="P6"><text:span text:style-name="T3">Middle Layer</text:span></text:p>
        </draw:rect>
        <draw:rect draw:style-name="gr4" draw:text-style-name="P6" draw:layer="layout" svg:width="25.4cm" svg:height="5.055cm" svg:x="1.778cm" svg:y="4.343cm">
          <text:p text:style-name="P6"><text:span text:style-name="T3">Front End</text:span></text:p>
        </draw:rect>
        <draw:frame presentation:style-name="pr4" draw:layer="layout" svg:width="25.199cm" svg:height="3.506cm" svg:x="1.4cm" svg:y="0.837cm" presentation:class="title">
          <draw:text-box>
            <text:p>Connections</text:p>
          </draw:text-box>
        </draw:frame>
        <draw:custom-shape draw:style-name="gr5" draw:text-style-name="P5" xml:id="id8" draw:id="id8" draw:layer="layout" svg:width="4.826cm" svg:height="2.54cm" svg:x="13.97cm" svg:y="17.018cm">
          <text:p text:style-name="P5">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xml:id="id1" draw:id="id1" draw:layer="layout" svg:width="3.048cm" svg:height="2.54cm" svg:x="2.032cm" svg:y="4.826cm">
          <text:p text:style-name="P5">trimet.org</text:p>
        </draw:rect>
        <draw:rect draw:style-name="gr6" draw:text-style-name="P5" xml:id="id10" draw:id="id10" draw:layer="layout" svg:width="4.164cm" svg:height="2.54cm" svg:x="13.97cm" svg:y="4.826cm">
          <text:p text:style-name="P5">ride.trimet.org</text:p>
        </draw:rect>
        <draw:rect draw:style-name="gr6" draw:text-style-name="P5" xml:id="id12" draw:id="id12" draw:layer="layout" svg:width="3.956cm" svg:height="2.54cm" svg:x="22.86cm" svg:y="4.826cm">
          <text:p text:style-name="P5">call.trimet.org</text:p>
        </draw:rect>
        <draw:rect draw:style-name="gr6" draw:text-style-name="P5" xml:id="id3" draw:id="id3" draw:layer="layout" svg:width="4.164cm" svg:height="2.54cm" svg:x="5.258cm" svg:y="4.826cm">
          <text:p text:style-name="P5">trimet.org/ride</text:p>
        </draw:rect>
        <draw:rect draw:style-name="gr6" draw:text-style-name="P5" xml:id="id11" draw:id="id11" draw:layer="layout" svg:width="4.318cm" svg:height="2.54cm" svg:x="18.342cm" svg:y="4.826cm">
          <text:p text:style-name="P5">trinet.trimet.org</text:p>
        </draw:rect>
        <draw:rect draw:style-name="gr6" draw:text-style-name="P5" xml:id="id13" draw:id="id13" draw:layer="layout" svg:width="4.318cm" svg:height="2.54cm" svg:x="22.46cm" svg:y="9.906cm">
          <text:p text:style-name="P5">Play!</text:p>
        </draw:rect>
        <draw:rect draw:style-name="gr6" draw:text-style-name="P5" xml:id="id14" draw:id="id14" draw:layer="layout" svg:width="4.818cm" svg:height="2.54cm" svg:x="17.272cm" svg:y="9.906cm">
          <text:p text:style-name="P5">GeoServer</text:p>
        </draw:rect>
        <draw:rect draw:style-name="gr6" draw:text-style-name="P5" xml:id="id6" draw:id="id6" draw:layer="layout" svg:width="3.772cm" svg:height="2.54cm" svg:x="15.278cm" svg:y="12.954cm">
          <text:p text:style-name="P5">OTP</text:p>
        </draw:rect>
        <draw:rect draw:style-name="gr6" draw:text-style-name="P5" xml:id="id5" draw:id="id5" draw:layer="layout" svg:width="4.318cm" svg:height="2.54cm" svg:x="9.92cm" svg:y="12.954cm">
          <text:p text:style-name="P5">Java</text:p>
          <text:p text:style-name="P5">Apps</text:p>
        </draw:rect>
        <draw:rect draw:style-name="gr6" draw:text-style-name="P5" xml:id="id7" draw:id="id7" draw:layer="layout" svg:width="4.318cm" svg:height="2.54cm" svg:x="3.332cm" svg:y="16.662cm">
          <text:p text:style-name="P5">ATIS</text:p>
          <text:p text:style-name="P5">GeoCoder</text:p>
        </draw:rect>
        <draw:rect draw:style-name="gr6" draw:text-style-name="P5" xml:id="id2" draw:id="id2" draw:layer="layout" svg:width="4.318cm" svg:height="2.54cm" svg:x="2.032cm" svg:y="9.906cm">
          <text:p text:style-name="P5">SOLR</text:p>
        </draw:rect>
        <draw:rect draw:style-name="gr6" draw:text-style-name="P5" xml:id="id9" draw:id="id9" draw:layer="layout" svg:width="4.318cm" svg:height="2.54cm" svg:x="7.112cm" svg:y="9.906cm">
          <text:p text:style-name="P5">Python</text:p>
          <text:p text:style-name="P5">Apps</text:p>
        </draw:rect>
        <draw:rect draw:style-name="gr6" draw:text-style-name="P5" xml:id="id4" draw:id="id4" draw:layer="layout" svg:width="4.164cm" svg:height="2.54cm" svg:x="9.626cm" svg:y="4.826cm">
          <text:p text:style-name="P5">developer</text:p>
          <text:p text:style-name="P5">.trimet.org</text:p>
        </draw:rect>
        <draw:connector draw:style-name="gr7" draw:text-style-name="P4" draw:layer="layout" draw:type="curve" svg:x1="3.556cm" svg:y1="7.366cm" svg:x2="4.191cm" svg:y2="9.906cm" draw:start-shape="id1" draw:end-shape="id2" svg:d="M3556 7366c0 1905 635 635 635 2540">
          <text:p/>
        </draw:connector>
        <draw:connector draw:style-name="gr7" draw:text-style-name="P4" draw:layer="layout" draw:type="curve" svg:x1="7.34cm" svg:y1="7.366cm" svg:x2="4.191cm" svg:y2="9.906cm" draw:start-shape="id3" draw:end-shape="id2" svg:d="M7340 7366c0 1905-3149 635-3149 2540">
          <text:p/>
        </draw:connector>
        <draw:connector draw:style-name="gr7" draw:text-style-name="P4" draw:layer="layout" draw:type="curve" svg:x1="11.708cm" svg:y1="7.366cm" svg:x2="12.079cm" svg:y2="12.954cm" draw:start-shape="id4" draw:end-shape="id5" svg:d="M11708 7366c0 4191 371 1397 371 5588">
          <text:p/>
        </draw:connector>
        <draw:connector draw:style-name="gr7" draw:text-style-name="P4" draw:layer="layout" draw:type="curve" svg:x1="14.238cm" svg:y1="14.224cm" svg:x2="15.278cm" svg:y2="14.224cm" draw:start-shape="id5" draw:end-shape="id6" svg:d="M14238 14224h1040">
          <text:p/>
        </draw:connector>
        <draw:connector draw:style-name="gr7" draw:text-style-name="P4" draw:layer="layout" draw:type="curve" svg:x1="9.92cm" svg:y1="14.224cm" svg:x2="4.191cm" svg:y2="12.446cm" draw:start-shape="id5" draw:end-shape="id2" draw:end-glue-point="2" svg:d="M9920 14224c-3820 0-5729-592-5729-1778">
          <text:p/>
        </draw:connector>
        <draw:connector draw:style-name="gr7" draw:text-style-name="P4" draw:layer="layout" draw:type="curve" svg:x1="9.92cm" svg:y1="14.224cm" svg:x2="7.65cm" svg:y2="17.932cm" draw:start-shape="id5" draw:end-shape="id7" svg:d="M9920 14224c-1702 0-568 3708-2270 3708">
          <text:p/>
        </draw:connector>
        <draw:connector draw:style-name="gr7" draw:text-style-name="P4" draw:layer="layout" draw:type="curve" svg:x1="16.383cm" svg:y1="17.018cm" svg:x2="12.079cm" svg:y2="15.494cm" draw:start-shape="id8" draw:end-shape="id5" svg:d="M16383 17018c0-1143-4304-381-4304-1524">
          <text:p/>
        </draw:connector>
        <draw:connector draw:style-name="gr7" draw:text-style-name="P4" draw:layer="layout" draw:type="curve" draw:line-skew="1.197cm" svg:x1="11.43cm" svg:y1="11.176cm" svg:x2="15.278cm" svg:y2="14.224cm" draw:start-shape="id9" draw:start-glue-point="1" draw:end-shape="id6" svg:d="M11430 11176c4681 0 2758 3048 3848 3048">
          <text:p/>
        </draw:connector>
        <draw:connector draw:style-name="gr7" draw:text-style-name="P4" draw:layer="layout" draw:type="curve" svg:x1="13.97cm" svg:y1="18.288cm" svg:x2="9.271cm" svg:y2="12.446cm" draw:start-shape="id8" draw:start-glue-point="6" draw:end-shape="id9" draw:end-glue-point="2" svg:d="M13970 18288c-3133 0-4699-1947-4699-5842">
          <text:p/>
        </draw:connector>
        <draw:connector draw:style-name="gr7" draw:text-style-name="P4" draw:layer="layout" draw:type="curve" draw:line-skew="-0.254cm" svg:x1="4.191cm" svg:y1="9.906cm" svg:x2="16.052cm" svg:y2="7.366cm" draw:start-shape="id2" draw:end-shape="id10" draw:end-glue-point="2" svg:d="M4191 9906c0-2286 11861-1016 11861-2540">
          <text:p/>
        </draw:connector>
        <draw:connector draw:style-name="gr7" draw:text-style-name="P4" draw:layer="layout" draw:type="curve" svg:x1="4.191cm" svg:y1="9.906cm" svg:x2="20.501cm" svg:y2="7.366cm" draw:start-shape="id2" draw:end-shape="id11" draw:end-glue-point="2" svg:d="M4191 9906c0-1905 16310-635 16310-2540">
          <text:p/>
        </draw:connector>
        <draw:connector draw:style-name="gr7" draw:text-style-name="P4" draw:layer="layout" draw:type="curve" svg:x1="4.191cm" svg:y1="9.906cm" svg:x2="24.838cm" svg:y2="7.366cm" draw:start-shape="id2" draw:end-shape="id12" draw:end-glue-point="2" svg:d="M4191 9906c0-1905 20647-635 20647-2540">
          <text:p/>
        </draw:connector>
        <draw:connector draw:style-name="gr7" draw:text-style-name="P4" draw:layer="layout" draw:type="curve" svg:x1="24.619cm" svg:y1="9.906cm" svg:x2="24.838cm" svg:y2="7.366cm" draw:start-shape="id13" draw:end-shape="id12" svg:d="M24619 9906c0-1905 219-635 219-2540">
          <text:p/>
        </draw:connector>
        <draw:connector draw:style-name="gr7" draw:text-style-name="P4" draw:layer="layout" draw:type="curve" svg:x1="18.796cm" svg:y1="18.288cm" svg:x2="24.619cm" svg:y2="12.446cm" draw:start-shape="id8" draw:start-glue-point="8" draw:end-shape="id13" draw:end-glue-point="2" svg:d="M18796 18288c3882 0 5823-1947 5823-5842">
          <text:p/>
        </draw:connector>
        <draw:connector draw:style-name="gr7" draw:text-style-name="P4" draw:layer="layout" draw:type="curve" svg:x1="19.681cm" svg:y1="12.446cm" svg:x2="18.796cm" svg:y2="18.288cm" draw:start-shape="id14" draw:start-glue-point="2" draw:end-shape="id8" draw:end-glue-point="8" svg:d="M19681 12446c0 3895-295 5842-885 5842">
          <text:p/>
        </draw:connector>
        <draw:connector draw:style-name="gr7" draw:text-style-name="P4" draw:layer="layout" draw:type="curve" svg:x1="19.05cm" svg:y1="14.224cm" svg:x2="24.619cm" svg:y2="12.446cm" draw:start-shape="id6" draw:start-glue-point="1" draw:end-shape="id13" draw:end-glue-point="2" svg:d="M19050 14224c3713 0 5569-592 5569-1778">
          <text:p/>
        </draw:connector>
        <draw:connector draw:style-name="gr7" draw:text-style-name="P4" draw:layer="layout" draw:type="curve" draw:line-skew="1.753cm" svg:x1="17.164cm" svg:y1="12.954cm" svg:x2="16.052cm" svg:y2="7.366cm" draw:start-shape="id6" draw:end-shape="id10" draw:end-glue-point="2" svg:d="M17164 12954c0-1561-1112 1232-1112-5588">
          <text:p/>
        </draw:connector>
        <draw:connector draw:style-name="gr7" draw:text-style-name="P4" draw:layer="layout" draw:type="curve" svg:x1="17.272cm" svg:y1="11.176cm" svg:x2="16.052cm" svg:y2="7.366cm" draw:start-shape="id14" draw:start-glue-point="3" draw:end-shape="id10" svg:d="M17272 11176c-814 0-1220-1270-1220-3810">
          <text:p/>
        </draw:connector>
        <draw:connector draw:style-name="gr7" draw:text-style-name="P4" draw:layer="layout" draw:type="curve" svg:x1="9.271cm" svg:y1="9.906cm" svg:x2="7.34cm" svg:y2="7.366cm" draw:start-shape="id9" draw:start-glue-point="0" draw:end-shape="id3" draw:end-glue-point="2" svg:d="M9271 9906c0-1905-1931-635-1931-2540">
          <text:p/>
        </draw:connector>
        <draw:connector draw:style-name="gr7" draw:text-style-name="P4" draw:layer="layout" draw:type="curve" svg:x1="19.681cm" svg:y1="9.906cm" svg:x2="20.501cm" svg:y2="7.366cm" draw:start-shape="id14" draw:end-shape="id11" draw:end-glue-point="2" svg:d="M19681 9906c0-1905 820-635 820-2540">
          <text:p/>
        </draw:connector>
        <draw:connector draw:style-name="gr7" draw:text-style-name="P4" draw:layer="layout" draw:type="curve" svg:x1="7.34cm" svg:y1="7.366cm" svg:x2="3.556cm" svg:y2="7.366cm" draw:start-shape="id3" draw:start-glue-point="2" draw:end-shape="id1" draw:end-glue-point="2" svg:d="M7340 7366c0 751-3784 751-3784 0">
          <text:p/>
        </draw:connector>
        <draw:connector draw:style-name="gr7" draw:text-style-name="P4" draw:layer="layout" draw:type="curve" svg:x1="9.271cm" svg:y1="12.446cm" svg:x2="5.491cm" svg:y2="16.662cm" draw:start-shape="id9" draw:end-shape="id7" svg:d="M9271 12446c0 3162-3780 1054-3780 4216">
          <text:p/>
        </draw:connector>
        <presentation:notes draw:style-name="dp2">
          <draw:page-thumbnail draw:style-name="gr1"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rect draw:style-name="gr2" draw:text-style-name="P6" draw:layer="layout" svg:width="25.4cm" svg:height="4.318cm" svg:x="1.778cm" svg:y="16.002cm">
          <text:p text:style-name="P6"><text:span text:style-name="T3">Back End</text:span></text:p>
        </draw:rect>
        <draw:rect draw:style-name="gr3" draw:text-style-name="P6" draw:layer="layout" svg:width="25.4cm" svg:height="6.604cm" svg:x="1.778cm" svg:y="9.398cm">
          <text:p text:style-name="P6"><text:span text:style-name="T3">Middle Layer</text:span></text:p>
        </draw:rect>
        <draw:rect draw:style-name="gr4" draw:text-style-name="P6" draw:layer="layout" svg:width="25.4cm" svg:height="5.055cm" svg:x="1.778cm" svg:y="4.343cm">
          <text:p text:style-name="P6"><text:span text:style-name="T3">Front End</text:span></text:p>
        </draw:rect>
        <draw:frame presentation:style-name="pr4" draw:layer="layout" svg:width="25.199cm" svg:height="3.506cm" svg:x="1.4cm" svg:y="0.837cm" presentation:class="title">
          <draw:text-box>
            <text:p>trimet.org explained</text:p>
          </draw:text-box>
        </draw:frame>
        <draw:custom-shape draw:style-name="gr5" draw:text-style-name="P5" xml:id="id20" draw:id="id20" draw:layer="layout" svg:width="4.826cm" svg:height="2.54cm" svg:x="13.97cm" svg:y="17.018cm">
          <text:p text:style-name="P5">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xml:id="id15" draw:id="id15" draw:layer="layout" svg:width="3.048cm" svg:height="2.54cm" svg:x="2.032cm" svg:y="4.826cm">
          <text:p text:style-name="P5">trimet.org</text:p>
        </draw:rect>
        <draw:rect draw:style-name="gr6" draw:text-style-name="P7" xml:id="id17" draw:id="id17" draw:layer="layout" svg:width="4.164cm" svg:height="2.54cm" svg:x="5.258cm" svg:y="4.826cm">
          <text:p text:style-name="P7">trimet.org/ride</text:p>
        </draw:rect>
        <draw:rect draw:style-name="gr6" draw:text-style-name="P5" xml:id="id19" draw:id="id19" draw:layer="layout" svg:width="3.772cm" svg:height="2.54cm" svg:x="15.278cm" svg:y="12.954cm">
          <text:p text:style-name="P5">OTP</text:p>
        </draw:rect>
        <draw:rect draw:style-name="gr6" draw:text-style-name="P5" xml:id="id21" draw:id="id21" draw:layer="layout" svg:width="4.318cm" svg:height="2.54cm" svg:x="3.332cm" svg:y="16.662cm">
          <text:p text:style-name="P5">ATIS</text:p>
          <text:p text:style-name="P5">GeoCoder</text:p>
        </draw:rect>
        <draw:rect draw:style-name="gr6" draw:text-style-name="P5" xml:id="id16" draw:id="id16" draw:layer="layout" svg:width="4.318cm" svg:height="2.54cm" svg:x="2.032cm" svg:y="9.906cm">
          <text:p text:style-name="P5">SOLR</text:p>
        </draw:rect>
        <draw:rect draw:style-name="gr6" draw:text-style-name="P5" xml:id="id18" draw:id="id18" draw:layer="layout" svg:width="4.318cm" svg:height="2.54cm" svg:x="7.112cm" svg:y="9.906cm">
          <text:p text:style-name="P5">Python</text:p>
          <text:p text:style-name="P5">Apps</text:p>
        </draw:rect>
        <draw:connector draw:style-name="gr7" draw:text-style-name="P4" draw:layer="layout" draw:type="curve" svg:x1="3.556cm" svg:y1="7.366cm" svg:x2="4.191cm" svg:y2="9.906cm" draw:start-shape="id15" draw:end-shape="id16" svg:d="M3556 7366c0 1905 635 635 635 2540">
          <text:p/>
        </draw:connector>
        <draw:connector draw:style-name="gr7" draw:text-style-name="P4" draw:layer="layout" draw:type="curve" svg:x1="7.34cm" svg:y1="7.366cm" svg:x2="4.191cm" svg:y2="9.906cm" draw:start-shape="id17" draw:end-shape="id16" svg:d="M7340 7366c0 1905-3149 635-3149 2540">
          <text:p/>
        </draw:connector>
        <draw:connector draw:style-name="gr7" draw:text-style-name="P4" draw:layer="layout" draw:type="curve" draw:line-skew="1.197cm" svg:x1="11.43cm" svg:y1="11.176cm" svg:x2="15.278cm" svg:y2="14.224cm" draw:start-shape="id18" draw:start-glue-point="1" draw:end-shape="id19" svg:d="M11430 11176c4681 0 2758 3048 3848 3048">
          <text:p/>
        </draw:connector>
        <draw:connector draw:style-name="gr7" draw:text-style-name="P4" draw:layer="layout" draw:type="curve" svg:x1="13.97cm" svg:y1="18.288cm" svg:x2="9.271cm" svg:y2="12.446cm" draw:start-shape="id20" draw:start-glue-point="6" draw:end-shape="id18" draw:end-glue-point="2" svg:d="M13970 18288c-3133 0-4699-1947-4699-5842">
          <text:p/>
        </draw:connector>
        <draw:connector draw:style-name="gr7" draw:text-style-name="P4" draw:layer="layout" draw:type="curve" svg:x1="9.271cm" svg:y1="9.906cm" svg:x2="7.34cm" svg:y2="7.366cm" draw:start-shape="id18" draw:start-glue-point="0" draw:end-shape="id17" draw:end-glue-point="2" svg:d="M9271 9906c0-1905-1931-635-1931-2540">
          <text:p/>
        </draw:connector>
        <draw:connector draw:style-name="gr7" draw:text-style-name="P4" draw:layer="layout" draw:type="curve" svg:x1="7.34cm" svg:y1="7.366cm" svg:x2="3.556cm" svg:y2="7.366cm" draw:start-shape="id17" draw:end-shape="id15" draw:end-glue-point="2" svg:d="M7340 7366c0 751-3784 751-3784 0">
          <text:p/>
        </draw:connector>
        <draw:connector draw:style-name="gr7" draw:text-style-name="P4" draw:layer="layout" draw:type="curve" svg:x1="9.271cm" svg:y1="12.446cm" svg:x2="5.491cm" svg:y2="16.662cm" draw:start-shape="id18" draw:end-shape="id21" svg:d="M9271 12446c0 3162-3780 1054-3780 4216">
          <text:p/>
        </draw:connector>
        <draw:custom-shape draw:style-name="gr8" draw:text-style-name="P8" draw:layer="layout" svg:width="16.454cm" svg:height="9.611cm" draw:transform="rotate (0.000698131700797243) translate (10.411cm 3.601cm)">
          <text:p text:style-name="P8">The trimet.org single page app is a <text:span text:style-name="T4">Shadow IT</text:span> developed app. <text:s/>The CS developer took it upon himself to hack SOLR queries w/out IT's permission. I only got involved when I saw him doing bad things. But with SOLR looking like it might go away in the future Mapzen Pelias world, someone will need to change this app.</text:p>
          <text:p text:style-name="P8"><text:span text:style-name="T5"/></text:p>
          <text:p text:style-name="P8"><text:span text:style-name="T5">For trip planning in the trimet.org app, a header-less and footer-less</text:span><text:span text:style-name="T5"> html itinerary render was provided. The </text:span><text:span text:style-name="T4">shadow IT </text:span><text:span text:style-name="T5">group again went on their own and decided to parse that html content, making their app extremely brittle to changes made in the python middleware (so it's affected us, as we now spend cycles testing their app).</text:span></text:p>
          <draw:enhanced-geometry svg:viewBox="0 0 21600 21600" draw:glue-points="10800 0 0 10800 10800 21600 21600 10800 ?f40 ?f41" draw:text-areas="0 0 21600 21600" draw:mirror-horizontal="false" draw:mirror-vertical="false" draw:type="rectangular-callout" draw:modifiers="-7231.50410209663 5719.101123595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rect draw:style-name="gr2" draw:text-style-name="P6" draw:layer="layout" svg:width="25.4cm" svg:height="4.318cm" svg:x="1.778cm" svg:y="16.002cm">
          <text:p text:style-name="P6"><text:span text:style-name="T3">Back End</text:span></text:p>
        </draw:rect>
        <draw:rect draw:style-name="gr3" draw:text-style-name="P6" draw:layer="layout" svg:width="25.4cm" svg:height="6.604cm" svg:x="1.778cm" svg:y="9.398cm">
          <text:p text:style-name="P6"><text:span text:style-name="T3">Middle Layer</text:span></text:p>
        </draw:rect>
        <draw:rect draw:style-name="gr4" draw:text-style-name="P6" draw:layer="layout" svg:width="25.4cm" svg:height="5.055cm" svg:x="1.778cm" svg:y="4.343cm">
          <text:p text:style-name="P6"><text:span text:style-name="T3">Front End</text:span></text:p>
        </draw:rect>
        <draw:frame presentation:style-name="pr4" draw:layer="layout" svg:width="25.199cm" svg:height="3.506cm" svg:x="1.4cm" svg:y="0.837cm" presentation:class="title">
          <draw:text-box>
            <text:p>trimet.org/ride explained</text:p>
          </draw:text-box>
        </draw:frame>
        <draw:custom-shape draw:style-name="gr5" draw:text-style-name="P5" xml:id="id26" draw:id="id26" draw:layer="layout" svg:width="4.826cm" svg:height="2.54cm" svg:x="13.97cm" svg:y="17.018cm">
          <text:p text:style-name="P5">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xml:id="id22" draw:id="id22" draw:layer="layout" svg:width="4.164cm" svg:height="2.54cm" svg:x="5.258cm" svg:y="4.826cm">
          <text:p text:style-name="P5">trimet.org/ride</text:p>
        </draw:rect>
        <draw:rect draw:style-name="gr6" draw:text-style-name="P5" xml:id="id25" draw:id="id25" draw:layer="layout" svg:width="3.772cm" svg:height="2.54cm" svg:x="15.278cm" svg:y="12.954cm">
          <text:p text:style-name="P5">OTP</text:p>
        </draw:rect>
        <draw:rect draw:style-name="gr6" draw:text-style-name="P5" xml:id="id27" draw:id="id27" draw:layer="layout" svg:width="4.318cm" svg:height="2.54cm" svg:x="3.332cm" svg:y="16.662cm">
          <text:p text:style-name="P5">ATIS</text:p>
          <text:p text:style-name="P5">GeoCoder</text:p>
        </draw:rect>
        <draw:rect draw:style-name="gr6" draw:text-style-name="P5" xml:id="id23" draw:id="id23" draw:layer="layout" svg:width="4.318cm" svg:height="2.54cm" svg:x="2.032cm" svg:y="9.906cm">
          <text:p text:style-name="P5">SOLR</text:p>
        </draw:rect>
        <draw:rect draw:style-name="gr6" draw:text-style-name="P5" xml:id="id24" draw:id="id24" draw:layer="layout" svg:width="4.318cm" svg:height="2.54cm" svg:x="7.112cm" svg:y="9.906cm">
          <text:p text:style-name="P5">Python</text:p>
          <text:p text:style-name="P5">Apps</text:p>
        </draw:rect>
        <draw:connector draw:style-name="gr7" draw:text-style-name="P4" draw:layer="layout" draw:type="curve" svg:x1="7.34cm" svg:y1="7.366cm" svg:x2="4.191cm" svg:y2="9.906cm" draw:start-shape="id22" draw:end-shape="id23" svg:d="M7340 7366c0 1905-3149 635-3149 2540">
          <text:p/>
        </draw:connector>
        <draw:connector draw:style-name="gr7" draw:text-style-name="P4" draw:layer="layout" draw:type="curve" draw:line-skew="1.197cm" svg:x1="11.43cm" svg:y1="11.176cm" svg:x2="15.278cm" svg:y2="14.224cm" draw:start-shape="id24" draw:start-glue-point="1" draw:end-shape="id25" svg:d="M11430 11176c4681 0 2758 3048 3848 3048">
          <text:p/>
        </draw:connector>
        <draw:connector draw:style-name="gr7" draw:text-style-name="P4" draw:layer="layout" draw:type="curve" svg:x1="13.97cm" svg:y1="18.288cm" svg:x2="9.271cm" svg:y2="12.446cm" draw:start-shape="id26" draw:start-glue-point="6" draw:end-shape="id24" draw:end-glue-point="2" svg:d="M13970 18288c-3133 0-4699-1947-4699-5842">
          <text:p/>
        </draw:connector>
        <draw:connector draw:style-name="gr7" draw:text-style-name="P4" draw:layer="layout" draw:type="curve" svg:x1="9.271cm" svg:y1="9.906cm" svg:x2="7.34cm" svg:y2="7.366cm" draw:start-shape="id24" draw:start-glue-point="0" draw:end-shape="id22" draw:end-glue-point="2" svg:d="M9271 9906c0-1905-1931-635-1931-2540">
          <text:p/>
        </draw:connector>
        <draw:connector draw:style-name="gr7" draw:text-style-name="P4" draw:layer="layout" draw:type="curve" svg:x1="9.271cm" svg:y1="12.446cm" svg:x2="5.491cm" svg:y2="16.662cm" draw:start-shape="id24" draw:end-shape="id27" svg:d="M9271 12446c0 3162-3780 1054-3780 4216">
          <text:p/>
        </draw:connector>
        <presentation:notes draw:style-name="dp2">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rect draw:style-name="gr2" draw:text-style-name="P6" draw:layer="layout" svg:width="25.4cm" svg:height="4.318cm" svg:x="1.778cm" svg:y="16.002cm">
          <text:p text:style-name="P6"><text:span text:style-name="T3">Back End</text:span></text:p>
        </draw:rect>
        <draw:rect draw:style-name="gr3" draw:text-style-name="P6" draw:layer="layout" svg:width="25.4cm" svg:height="6.604cm" svg:x="1.778cm" svg:y="9.398cm">
          <text:p text:style-name="P6"><text:span text:style-name="T3">Middle Layer</text:span></text:p>
        </draw:rect>
        <draw:rect draw:style-name="gr4" draw:text-style-name="P6" draw:layer="layout" svg:width="25.4cm" svg:height="5.055cm" svg:x="1.778cm" svg:y="4.343cm">
          <text:p text:style-name="P6"><text:span text:style-name="T3">Front End</text:span></text:p>
        </draw:rect>
        <draw:frame presentation:style-name="pr4" draw:layer="layout" svg:width="25.199cm" svg:height="3.506cm" svg:x="1.4cm" svg:y="0.837cm" presentation:class="title">
          <draw:text-box>
            <text:p>trimet.org explained</text:p>
          </draw:text-box>
        </draw:frame>
        <draw:custom-shape draw:style-name="gr5" draw:text-style-name="P5" xml:id="id33" draw:id="id33" draw:layer="layout" svg:width="4.826cm" svg:height="2.54cm" svg:x="13.97cm" svg:y="17.018cm">
          <text:p text:style-name="P5">PostG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xml:id="id28" draw:id="id28" draw:layer="layout" svg:width="3.048cm" svg:height="2.54cm" svg:x="2.032cm" svg:y="4.826cm">
          <text:p text:style-name="P5">trimet.org</text:p>
        </draw:rect>
        <draw:rect draw:style-name="gr6" draw:text-style-name="P5" xml:id="id30" draw:id="id30" draw:layer="layout" svg:width="4.164cm" svg:height="2.54cm" svg:x="5.258cm" svg:y="4.826cm">
          <text:p text:style-name="P5">trimet.org/ride</text:p>
        </draw:rect>
        <draw:rect draw:style-name="gr6" draw:text-style-name="P5" xml:id="id32" draw:id="id32" draw:layer="layout" svg:width="3.772cm" svg:height="2.54cm" svg:x="15.278cm" svg:y="12.954cm">
          <text:p text:style-name="P5">OTP</text:p>
        </draw:rect>
        <draw:rect draw:style-name="gr6" draw:text-style-name="P5" xml:id="id34" draw:id="id34" draw:layer="layout" svg:width="4.318cm" svg:height="2.54cm" svg:x="3.332cm" svg:y="16.662cm">
          <text:p text:style-name="P5">ATIS</text:p>
          <text:p text:style-name="P5">GeoCoder</text:p>
        </draw:rect>
        <draw:rect draw:style-name="gr6" draw:text-style-name="P5" xml:id="id29" draw:id="id29" draw:layer="layout" svg:width="4.318cm" svg:height="2.54cm" svg:x="2.032cm" svg:y="9.906cm">
          <text:p text:style-name="P5">SOLR</text:p>
        </draw:rect>
        <draw:rect draw:style-name="gr6" draw:text-style-name="P5" xml:id="id31" draw:id="id31" draw:layer="layout" svg:width="4.318cm" svg:height="2.54cm" svg:x="7.112cm" svg:y="9.906cm">
          <text:p text:style-name="P5">Python</text:p>
          <text:p text:style-name="P5">Apps</text:p>
        </draw:rect>
        <draw:connector draw:style-name="gr7" draw:text-style-name="P4" draw:layer="layout" draw:type="curve" svg:x1="3.556cm" svg:y1="7.366cm" svg:x2="4.191cm" svg:y2="9.906cm" draw:start-shape="id28" draw:end-shape="id29" svg:d="M3556 7366c0 1905 635 635 635 2540">
          <text:p/>
        </draw:connector>
        <draw:connector draw:style-name="gr7" draw:text-style-name="P4" draw:layer="layout" draw:type="curve" svg:x1="7.34cm" svg:y1="7.366cm" svg:x2="4.191cm" svg:y2="9.906cm" draw:start-shape="id30" draw:end-shape="id29" svg:d="M7340 7366c0 1905-3149 635-3149 2540">
          <text:p/>
        </draw:connector>
        <draw:connector draw:style-name="gr7" draw:text-style-name="P4" draw:layer="layout" draw:type="curve" draw:line-skew="1.197cm" svg:x1="11.43cm" svg:y1="11.176cm" svg:x2="15.278cm" svg:y2="14.224cm" draw:start-shape="id31" draw:start-glue-point="1" draw:end-shape="id32" svg:d="M11430 11176c4681 0 2758 3048 3848 3048">
          <text:p/>
        </draw:connector>
        <draw:connector draw:style-name="gr7" draw:text-style-name="P4" draw:layer="layout" draw:type="curve" svg:x1="13.97cm" svg:y1="18.288cm" svg:x2="9.271cm" svg:y2="12.446cm" draw:start-shape="id33" draw:start-glue-point="6" draw:end-shape="id31" draw:end-glue-point="2" svg:d="M13970 18288c-3133 0-4699-1947-4699-5842">
          <text:p/>
        </draw:connector>
        <draw:connector draw:style-name="gr7" draw:text-style-name="P4" draw:layer="layout" draw:type="curve" svg:x1="9.271cm" svg:y1="9.906cm" svg:x2="7.34cm" svg:y2="7.366cm" draw:start-shape="id31" draw:start-glue-point="0" draw:end-shape="id30" draw:end-glue-point="2" svg:d="M9271 9906c0-1905-1931-635-1931-2540">
          <text:p/>
        </draw:connector>
        <draw:connector draw:style-name="gr7" draw:text-style-name="P4" draw:layer="layout" draw:type="curve" svg:x1="7.34cm" svg:y1="7.366cm" svg:x2="3.556cm" svg:y2="7.366cm" draw:start-shape="id30" draw:end-shape="id28" draw:end-glue-point="2" svg:d="M7340 7366c0 751-3784 751-3784 0">
          <text:p/>
        </draw:connector>
        <draw:connector draw:style-name="gr7" draw:text-style-name="P4" draw:layer="layout" draw:type="curve" svg:x1="9.271cm" svg:y1="12.446cm" svg:x2="5.491cm" svg:y2="16.662cm" draw:start-shape="id31" draw:end-shape="id34" svg:d="M9271 12446c0 3162-3780 1054-3780 4216">
          <text:p/>
        </draw:connector>
        <presentation:notes draw:style-name="dp2">
          <draw:page-thumbnail draw:style-name="gr1" draw:layer="layout" svg:width="13.968cm" svg:height="10.476cm" svg:x="3.81cm" svg:y="2.123cm" draw:page-number="6" presentation:class="page"/>
          <draw:frame presentation:style-name="pr5"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sue #1: current stops</text:p>
          </draw:text-box>
        </draw:frame>
        <draw:frame draw:style-name="gr9" draw:text-style-name="P4" draw:layer="layout" svg:width="17.461cm" svg:height="15.723cm" svg:x="1.752cm" svg:y="4.317cm">
          <draw:image xlink:href="Pictures/2000001B000056ED00004E462E13660B.svm" xlink:type="simple" xlink:show="embed" xlink:actuate="onLoad">
            <text:p/>
          </draw:image>
        </draw:frame>
        <draw:custom-shape draw:style-name="gr8" draw:text-style-name="P8" draw:layer="layout" svg:width="9.809cm" svg:height="9.682cm" draw:transform="rotate (0.000698131700797243) translate (17.872cm 4.796cm)">
          <text:p text:style-name="P8">Things to look at:</text:p>
          <text:p text:style-name="P8"/>
          <text:list text:style-name="L3">
            <text:list-item>
              <text:p text:style-name="P8">On ride.trimet.org stops are only shown that are currently <text:span text:style-name="T6">active</text:span></text:p>
              <text:p text:style-name="P8"/>
            </text:list-item>
            <text:list-item>
              <text:p text:style-name="P8"><text:span text:style-name="T5">Look at the circles between this page and the next, and notice how many more stops show up on call.trimet.org</text:span></text:p>
            </text:list-item>
          </text:list>
          <draw:enhanced-geometry svg:viewBox="0 0 21600 21600" draw:glue-points="10800 0 0 10800 10800 21600 21600 10800 ?f40 ?f41" draw:text-areas="0 0 21600 21600" draw:mirror-horizontal="false" draw:mirror-vertical="false" draw:type="rectangular-callout" draw:modifiers="-13543.4862385321 19268.90426520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7" presentation:class="page"/>
          <draw:frame presentation:style-name="pr5"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rank Purcell</meta:initial-creator>
    <meta:creation-date>2016-11-14T16:57:13.78</meta:creation-date>
    <meta:editing-duration>PT22H17M</meta:editing-duration>
    <meta:editing-cycles>35</meta:editing-cycles>
    <dc:date>2016-11-15T15:29:31.84</dc:date>
    <dc:creator>Frank Purcell</dc:creator>
    <meta:generator>OpenOffice/4.1.3$Win32 OpenOffice.org_project/413m1$Build-9783</meta:generator>
    <meta:document-statistic meta:object-count="150"/>
  </office:meta>
</office:document-meta>
</file>